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023" officeooo:paragraph-rsid="001f902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023" officeooo:paragraph-rsid="001f902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b385" officeooo:paragraph-rsid="0020b38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58b00" officeooo:paragraph-rsid="00258b0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219cd" officeooo:paragraph-rsid="003219c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2bc5e" officeooo:paragraph-rsid="0032bc5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2bc5e" officeooo:paragraph-rsid="0033ba9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cf505" officeooo:paragraph-rsid="003cf50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e1a66" officeooo:paragraph-rsid="003e1a6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f2e63" officeooo:paragraph-rsid="003f2e6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0ccbd" officeooo:paragraph-rsid="0020ccbd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38053" officeooo:paragraph-rsid="0025354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35eac8" officeooo:paragraph-rsid="0035eac8" style:font-weight-asian="normal" style:font-weight-complex="normal"/>
    </style:style>
    <style:style style:name="P14" style:family="paragraph" style:parent-style-name="Standard">
      <style:text-properties officeooo:rsid="0027b0e0" officeooo:paragraph-rsid="0027b0e0"/>
    </style:style>
    <style:style style:name="P15" style:family="paragraph" style:parent-style-name="Standard">
      <style:text-properties officeooo:rsid="002ccdbf" officeooo:paragraph-rsid="002ccdbf"/>
    </style:style>
    <style:style style:name="P16" style:family="paragraph" style:parent-style-name="Standard">
      <style:text-properties officeooo:rsid="002fbea8" officeooo:paragraph-rsid="002fbea8"/>
    </style:style>
    <style:style style:name="P17" style:family="paragraph" style:parent-style-name="Standard">
      <style:text-properties style:text-underline-style="none" fo:font-weight="normal" officeooo:rsid="0020ccbd" officeooo:paragraph-rsid="0020ccb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c36d7" officeooo:paragraph-rsid="003c36d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53542" officeooo:paragraph-rsid="0025354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58b00" officeooo:paragraph-rsid="00258b0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219cd" officeooo:paragraph-rsid="003219c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2bc5e" officeooo:paragraph-rsid="0032bc5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3ce6a" officeooo:paragraph-rsid="0032bc5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79f37" officeooo:paragraph-rsid="0032bc5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cf505" officeooo:paragraph-rsid="003cf505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f2e63" officeooo:paragraph-rsid="003f2e63" style:font-weight-asian="normal" style:font-weight-complex="normal"/>
    </style:style>
    <style:style style:name="P27" style:family="paragraph">
      <loext:graphic-properties draw:fill-color="#fff450"/>
      <style:text-properties fo:font-size="12pt"/>
    </style:style>
    <style:style style:name="P28" style:family="paragraph">
      <loext:graphic-properties draw:fill-color="#8f93c7"/>
    </style:style>
    <style:style style:name="P29" style:family="paragraph">
      <loext:graphic-properties draw:fill-color="#faa61a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loext:graphic-properties draw:fill-color="#ed1c24"/>
    </style:style>
    <style:style style:name="P32" style:family="paragraph">
      <loext:graphic-properties draw:fill-color="#ed1c24"/>
      <style:text-properties fo:font-size="12pt"/>
    </style:style>
    <style:style style:name="P33" style:family="paragraph">
      <loext:graphic-properties draw:fill-color="#a3238e"/>
      <style:paragraph-properties fo:text-align="center"/>
    </style:style>
    <style:style style:name="P34" style:family="paragraph">
      <loext:graphic-properties draw:fill-color="#5c2d91"/>
      <style:paragraph-properties fo:text-align="center"/>
    </style:style>
    <style:style style:name="P35" style:family="paragraph">
      <style:paragraph-properties fo:text-align="center"/>
    </style:style>
    <style:style style:name="T1" style:family="text">
      <style:text-properties officeooo:rsid="002040f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19ffb"/>
    </style:style>
    <style:style style:name="T4" style:family="text">
      <style:text-properties style:text-underline-style="none" officeooo:rsid="00253542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3ba9a" style:font-weight-asian="normal" style:font-weight-complex="normal"/>
    </style:style>
    <style:style style:name="T7" style:family="text">
      <style:text-properties style:text-underline-style="none" fo:font-weight="normal" officeooo:rsid="0033ce6a" style:font-weight-asian="normal" style:font-weight-complex="normal"/>
    </style:style>
    <style:style style:name="T8" style:family="text">
      <style:text-properties style:text-underline-style="none" fo:font-weight="normal" officeooo:rsid="0034feed" style:font-weight-asian="normal" style:font-weight-complex="normal"/>
    </style:style>
    <style:style style:name="T9" style:family="text">
      <style:text-properties style:text-underline-style="none" fo:font-weight="normal" officeooo:rsid="0035b92e" style:font-weight-asian="normal" style:font-weight-complex="normal"/>
    </style:style>
    <style:style style:name="T10" style:family="text">
      <style:text-properties style:text-underline-style="none" fo:font-weight="normal" officeooo:rsid="00376203" style:font-weight-asian="normal" style:font-weight-complex="normal"/>
    </style:style>
    <style:style style:name="T11" style:family="text">
      <style:text-properties style:text-underline-style="none" fo:font-weight="normal" officeooo:rsid="00379f37" style:font-weight-asian="normal" style:font-weight-complex="normal"/>
    </style:style>
    <style:style style:name="T12" style:family="text">
      <style:text-properties style:text-underline-style="none" fo:font-weight="normal" officeooo:rsid="00402f7f" style:font-weight-asian="normal" style:font-weight-complex="normal"/>
    </style:style>
    <style:style style:name="T13" style:family="text">
      <style:text-properties style:text-underline-style="none" fo:font-weight="normal" officeooo:rsid="00422812" style:font-weight-asian="normal" style:font-weight-complex="normal"/>
    </style:style>
    <style:style style:name="T14" style:family="text">
      <style:text-properties style:text-underline-style="none" fo:font-weight="normal" officeooo:rsid="00430a41" style:font-weight-asian="normal" style:font-weight-complex="normal"/>
    </style:style>
    <style:style style:name="T15" style:family="text">
      <style:text-properties style:text-underline-style="none" officeooo:rsid="003b23f0"/>
    </style:style>
    <style:style style:name="T16" style:family="text">
      <style:text-properties style:text-underline-style="none" officeooo:rsid="003c36d7"/>
    </style:style>
    <style:style style:name="T17" style:family="text">
      <style:text-properties officeooo:rsid="0029a5a7"/>
    </style:style>
    <style:style style:name="T18" style:family="text">
      <style:text-properties officeooo:rsid="002dde10"/>
    </style:style>
    <style:style style:name="T19" style:family="text">
      <style:text-properties officeooo:rsid="003076fc"/>
    </style:style>
    <style:style style:name="T20" style:family="text">
      <style:text-properties officeooo:rsid="0038cb17"/>
    </style:style>
    <style:style style:name="T21" style:family="text">
      <style:text-properties officeooo:rsid="0046148e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gr1" style:family="graphic">
      <style:graphic-properties draw:fill-color="#fff450" draw:textarea-horizontal-align="justify" draw:textarea-vertical-align="middle" draw:auto-grow-height="false" fo:min-height="4.374cm" fo:min-width="6.8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8f93c7" draw:textarea-horizontal-align="justify" draw:textarea-vertical-align="middle" draw:auto-grow-height="false" fo:min-height="5.128cm" fo:min-width="6.7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aa61a" draw:textarea-horizontal-align="justify" draw:textarea-vertical-align="middle" draw:auto-grow-height="false" fo:min-height="2.388cm" fo:min-width="4.9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4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d1c24" draw:textarea-horizontal-align="justify" draw:textarea-vertical-align="middle" draw:auto-grow-height="false" fo:min-height="1.376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d1c24" draw:textarea-horizontal-align="justify" draw:textarea-vertical-align="middle" draw:auto-grow-height="false" fo:min-height="0.266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99cm" draw:marker-start-width="0.651cm" draw:marker-end-width="0.651cm" draw:fill-color="#a3238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99cm" draw:marker-start-width="0.651cm" draw:marker-end-width="0.651cm" draw:fill-color="#5c2d91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khorova Adelina <text:span text:style-name="T21">&lt;adelina.prokhorova@gmail.com&gt;</text:span></text:p>
      <text:p text:style-name="P1">Guerre Berthelot Quentin &lt;<text:a xlink:type="simple" xlink:href="mailto:q.guerre.berthelot@gmail.com" text:style-name="Internet_20_link" text:visited-style-name="Visited_20_Internet_20_Link">q.guerre.berthelot@gmail.com</text:a>&gt;</text:p>
      <text:p text:style-name="P1"/>
      <text:p text:style-name="P2">Chat Serveur</text:p>
      <text:p text:style-name="P1"/>
      <text:p text:style-name="P1">Pour compiler <text:span text:style-name="T1">et lancer le programme,</text:span> tout est expliqué dans le « README »</text:p>
      <text:p text:style-name="P1"/>
      <text:p text:style-name="P1"/>
      <text:p text:style-name="P3">Notre Serveur Chat :</text:p>
      <text:p text:style-name="P3"/>
      <text:p text:style-name="P11">Idée<text:span text:style-name="T20">s</text:span> générale<text:span text:style-name="T20">s</text:span> :<text:span text:style-name="T2"> Nous avons voulu un serveur sur lequel les Utilisateurs/Clients puissent s’enregistrer/loguer et ensuite avoir accès a plusieurs service : </text:span></text:p>
      <text:p text:style-name="P17"><text:tab/><text:tab/><text:tab/><text:tab/>-La création d’un nouveau serveur public ou privée</text:p>
      <text:p text:style-name="P17"><text:tab/><text:tab/><text:tab/><text:tab/>-Accéder a un serveur déjà créé.</text:p>
      <text:p text:style-name="P17"/>
      <text:p text:style-name="P11"><text:span text:style-name="T2">Pour rentrer dans un Chat Privé, il faudra que l’utilisateur entre le mot de passe d</text:span><text:span text:style-name="T3">e celui-ci.</text:span></text:p>
      <text:p text:style-name="P12"><text:span text:style-name="T3">U</text:span><text:span text:style-name="T2">ne fois entré dans un Chat l’utilisateur a à nouveau accès à plusieurs services :</text:span></text:p>
      <text:p text:style-name="P12"><text:span text:style-name="T2"><text:tab/><text:tab/><text:tab/><text:tab/>-</text:span><text:span text:style-name="T4">voir l’ensemble des personne (autre que lui) connecté a ce Chat</text:span></text:p>
      <text:p text:style-name="P12"><text:span text:style-name="T4"><text:tab/><text:tab/><text:tab/><text:tab/>-envoyer des messages privé</text:span><text:span text:style-name="T15">s</text:span><text:span text:style-name="T4"> a une personne du Chat</text:span></text:p>
      <text:p text:style-name="P12"><text:span text:style-name="T4"><text:tab/><text:tab/><text:tab/><text:tab/>-</text:span><text:span text:style-name="T15">l</text:span><text:span text:style-name="T4">ire et écrire sur le Chat</text:span></text:p>
      <text:p text:style-name="P12"><text:span text:style-name="T2"><text:s/><text:tab/><text:tab/><text:tab/><text:tab/>-</text:span><text:span text:style-name="T4">se déconnecter du Chat</text:span></text:p>
      <text:p text:style-name="P13"><text:span text:style-name="T4">D</text:span><text:span text:style-name="T2">e plus Les conversations de chaque Chat </text:span><text:span text:style-name="T16">sont</text:span><text:span text:style-name="T2"> sauvegarder affin de permettre aux autres utilisateurs qui se connecterons plus tard de pouvoir rattraper la conversation en lisant ce qui a été dit avant.</text:span></text:p>
      <text:p text:style-name="P18">Même si le Serveur principal est down les conversations sont sauvées.</text:p>
      <text:p text:style-name="P19"/>
      <text:p text:style-name="P4">Les Interfaces :<text:span text:style-name="T5"> </text:span></text:p>
      <text:p text:style-name="P20"/>
      <text:p text:style-name="P14"><draw:frame text:anchor-type="paragraph" draw:z-index="3" draw:name="Forme2" draw:style-name="gr4" draw:text-style-name="P30" svg:width="4.446cm" svg:height="5.114cm" svg:x="11.811cm" svg:y="1.134cm"><draw:text-box><text:p><text:span text:style-name="T22">Accounts_Itf </text:span></text:p><text:p><text:span text:style-name="T22"/></text:p><text:p><text:span text:style-name="T22">Factory_Itf</text:span></text:p><text:p><text:span text:style-name="T22"/></text:p><text:p><text:span text:style-name="T22"><text:tab/></text:span><text:span text:style-name="T22">Chat</text:span></text:p><text:p><text:span text:style-name="T22"/></text:p><text:p><text:span text:style-name="T23">BroadCast_Itf</text:span></text:p></draw:text-box></draw:frame><draw:custom-shape text:anchor-type="paragraph" draw:z-index="0" draw:name="Forme1" draw:style-name="gr1" draw:text-style-name="P27" svg:width="7.282cm" svg:height="4.848cm" svg:x="0.143cm" svg:y="0.6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5" draw:text-style-name="P31" svg:width="0.16cm" svg:height="1.377cm" svg:x="11.335cm" svg:y="0.977cm"><text:p/><draw:enhanced-geometry svg:viewBox="0 0 21600 21600" draw:type="rectangle" draw:enhanced-path="M 0 0 L 21600 0 21600 21600 0 21600 0 0 Z N"/></draw:custom-shape><draw:custom-shape text:anchor-type="paragraph" draw:z-index="5" draw:name="Forme4" draw:style-name="gr6" draw:text-style-name="P32" svg:width="0.373cm" svg:height="0.267cm" svg:x="10.964cm" svg:y="1.427cm"><text:p/><draw:enhanced-geometry svg:viewBox="0 0 21600 21600" draw:type="rectangle" draw:enhanced-path="M 0 0 L 21600 0 21600 21600 0 21600 0 0 Z N"/></draw:custom-shape><draw:custom-shape text:anchor-type="paragraph" draw:z-index="6" draw:name="Forme3" draw:style-name="gr5" draw:text-style-name="P31" svg:width="0.16cm" svg:height="1.377cm" svg:x="11.308cm" svg:y="2.473cm"><text:p/><draw:enhanced-geometry svg:viewBox="0 0 21600 21600" draw:type="rectangle" draw:enhanced-path="M 0 0 L 21600 0 21600 21600 0 21600 0 0 Z N"/></draw:custom-shape><draw:custom-shape text:anchor-type="paragraph" draw:z-index="7" draw:name="Forme4" draw:style-name="gr6" draw:text-style-name="P32" svg:width="0.373cm" svg:height="0.267cm" svg:x="10.936cm" svg:y="3.018cm"><text:p/><draw:enhanced-geometry svg:viewBox="0 0 21600 21600" draw:type="rectangle" draw:enhanced-path="M 0 0 L 21600 0 21600 21600 0 21600 0 0 Z N"/></draw:custom-shape>Client :<text:tab/><text:tab/><text:tab/><text:tab/><text:tab/><text:tab/><text:tab/><text:span text:style-name="T17">Serveur :</text:span></text:p>
      <text:p text:style-name="P14"><draw:frame text:anchor-type="paragraph" draw:z-index="10" draw:name="Forme2" draw:style-name="gr4" draw:text-style-name="P30" svg:width="4.446cm" svg:height="4.421cm" svg:x="0.808cm" svg:y="0.425cm"><draw:text-box><text:p><text:span text:style-name="T22">Accounts_Itf </text:span></text:p><text:p><text:span text:style-name="T22"/></text:p><text:p><text:span text:style-name="T22">Factory_Itf</text:span></text:p><text:p><text:span text:style-name="T22"/></text:p><text:p><text:span text:style-name="T22">BroadCast_Itf</text:span></text:p></draw:text-box></draw:frame><draw:custom-shape text:anchor-type="paragraph" draw:z-index="1" draw:name="Forme1" draw:style-name="gr2" draw:text-style-name="P28" svg:width="7.277cm" svg:height="5.682cm" svg:x="8.613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line text:anchor-type="paragraph" draw:z-index="11" draw:name="Forme6" draw:style-name="gr7" draw:text-style-name="P33" svg:x1="4.826cm" svg:y1="0.425cm" svg:x2="10.673cm" svg:y2="0.557cm"><text:p/></draw:line></text:p>
      <text:p text:style-name="P14"/>
      <text:p text:style-name="P14"/>
      <text:p text:style-name="P14"><draw:custom-shape text:anchor-type="paragraph" draw:z-index="2" draw:name="Forme5" draw:style-name="gr3" draw:text-style-name="P29" svg:width="5.213cm" svg:height="2.647cm" svg:x="9.906cm" svg:y="0.0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><draw:line text:anchor-type="paragraph" draw:z-index="12" draw:name="Forme7" draw:style-name="gr8" draw:text-style-name="P34" svg:x1="4.482cm" svg:y1="0.012cm" svg:x2="10.541cm" svg:y2="0.224cm"><text:p/></draw:line></text:p>
      <text:p text:style-name="P14"><draw:custom-shape text:anchor-type="paragraph" draw:z-index="8" draw:name="Forme3" draw:style-name="gr5" draw:text-style-name="P31" svg:width="0.16cm" svg:height="1.377cm" svg:x="12.605cm" svg:y="0.256cm"><text:p/><draw:enhanced-geometry svg:viewBox="0 0 21600 21600" draw:type="rectangle" draw:enhanced-path="M 0 0 L 21600 0 21600 21600 0 21600 0 0 Z N"/></draw:custom-shape><draw:line text:anchor-type="paragraph" draw:z-index="14" draw:name="Forme8" draw:style-name="gr9" draw:text-style-name="P35" svg:x1="11.308cm" svg:y1="0.441cm" svg:x2="11.308cm" svg:y2="1.002cm"><text:p/></draw:line><draw:custom-shape text:anchor-type="paragraph" draw:z-index="15" draw:name="Forme3" draw:style-name="gr5" draw:text-style-name="P31" svg:width="0.16cm" svg:height="1.377cm" svg:x="4.667cm" svg:y="0.113cm"><text:p/><draw:enhanced-geometry svg:viewBox="0 0 21600 21600" draw:type="rectangle" draw:enhanced-path="M 0 0 L 21600 0 21600 21600 0 21600 0 0 Z N"/></draw:custom-shape></text:p>
      <text:p text:style-name="P14"><draw:custom-shape text:anchor-type="paragraph" draw:z-index="9" draw:name="Forme4" draw:style-name="gr6" draw:text-style-name="P32" svg:width="0.373cm" svg:height="0.267cm" svg:x="12.233cm" svg:y="0.314cm"><text:p/><draw:enhanced-geometry svg:viewBox="0 0 21600 21600" draw:type="rectangle" draw:enhanced-path="M 0 0 L 21600 0 21600 21600 0 21600 0 0 Z N"/></draw:custom-shape><draw:line text:anchor-type="paragraph" draw:z-index="13" draw:name="Forme9" draw:style-name="gr9" draw:text-style-name="P35" svg:x1="12.232cm" svg:y1="0.462cm" svg:x2="11.308cm" svg:y2="0.515cm"><text:p/></draw:line><draw:custom-shape text:anchor-type="paragraph" draw:z-index="16" draw:name="Forme4" draw:style-name="gr6" draw:text-style-name="P32" svg:width="0.373cm" svg:height="0.267cm" svg:x="4.826cm" svg:y="0.213cm"><text:p/><draw:enhanced-geometry svg:viewBox="0 0 21600 21600" draw:type="rectangle" draw:enhanced-path="M 0 0 L 21600 0 21600 21600 0 21600 0 0 Z N"/></draw:custom-shape><draw:line text:anchor-type="paragraph" draw:z-index="17" draw:name="Forme7" draw:style-name="gr8" draw:text-style-name="P34" svg:x1="5.253cm" svg:y1="0.462cm" svg:x2="11.638cm" svg:y2="2.05cm"><text:p/></draw:line></text:p>
      <text:p text:style-name="P14"/>
      <text:p text:style-name="P14"/>
      <text:p text:style-name="P14"/>
      <text:p text:style-name="P14"/>
      <text:p text:style-name="P14"/>
      <text:p text:style-name="P15">L’<text:span text:style-name="T18">Accounts_Itf permet au client de s’enregistrer/loguer sur le serveur ;</text:span></text:p>
      <text:p text:style-name="P16">Le Fact<text:span text:style-name="T19">ory_Itf permet au client (déjà) logué de créer ou se connecter a un Chat.</text:span></text:p>
      <text:p text:style-name="P16"/>
      <text:p text:style-name="P5">Les Fonctionnalité a tester :</text:p>
      <text:p text:style-name="P21"/>
      <text:p text:style-name="P21">*Comme expliqué précédemment vous allez pouvoir tester l’enregistrement de votre Compte :</text:p>
      <text:p text:style-name="P21"><text:tab/>Essayer de vous enregistrer puis de quitter le programme (avec la commande « quit ») puis relancez le programme en essayant de vous « loguer »</text:p>
      <text:p text:style-name="P21"><text:soft-page-break/></text:p>
      <text:p text:style-name="P21">*Ensuite essayer de vous connecter a un Chat déjà existant :</text:p>
      <text:p text:style-name="P21"><text:tab/>Pour cela lancez la commande « Show » qui vous listera la liste des Chat et s’ils sont public ou privés.</text:p>
      <text:p text:style-name="P22"><text:tab/>Une fois Connecté plusieurs commandes s’offrent à vous.</text:p>
      <text:p text:style-name="P7"><text:span text:style-name="T5"><text:tab/>Pour les tester </text:span><text:span text:style-name="T6">c</text:span><text:span text:style-name="T5">ommencez par taper une ligne de texte pour que votre message s’affiche.</text:span></text:p>
      <text:p text:style-name="P6"><text:span text:style-name="T6"><text:tab/>Ensuite</text:span><text:span text:style-name="T5"> nous vous conseillons de lancer deux autres clients </text:span><text:span text:style-name="T7">de vous enregistrer et de vous connecter au même serveur que votre premier client.</text:span></text:p>
      <text:p text:style-name="P6"><text:span text:style-name="T7"><text:tab/></text:span><text:span text:style-name="T9">Vous remarquerez que tout ce qui a été écrit sur le Chat avant votre connexion est affiché. </text:span></text:p>
      <text:p text:style-name="P6"><text:span text:style-name="T7"><text:tab/></text:span><text:span text:style-name="T8">Expérimentez un peu les </text:span><text:span text:style-name="T9">différentes</text:span><text:span text:style-name="T8"> commandes. </text:span></text:p>
      <text:p text:style-name="P23"/>
      <text:p text:style-name="P6"><text:span text:style-name="T7">*</text:span><text:span text:style-name="T10">Enfin essayez de créer un Chat privé et de vous y connecter.</text:span></text:p>
      <text:p text:style-name="P6"><text:span text:style-name="T10"><text:tab/></text:span><text:span text:style-name="T11">Vous retrouverez l</text:span><text:span text:style-name="T10">es même fonctionnalités </text:span><text:span text:style-name="T11">que sur un serveur public </text:span></text:p>
      <text:p text:style-name="P24"/>
      <text:p text:style-name="P8">Commentaires :</text:p>
      <text:p text:style-name="P25"/>
      <text:p text:style-name="P9"><text:span text:style-name="T5">Le serveur est normalement « Thread Safe » affin d’éviter des conflit lorsque plusieurs Client</text:span><text:span text:style-name="T12">s</text:span><text:span text:style-name="T5"> s’enregistrent, se connectent, discutent dans le Chat, en même temps .</text:span></text:p>
      <text:p text:style-name="P26">Cependant cela n’a pas encore été testé donc impossible de le garantir .</text:p>
      <text:p text:style-name="P10"><text:span text:style-name="T5">De plus Nous aurions put rajouter la sauvegarde des Clients et des Chats enregistrés </text:span><text:span text:style-name="T13">affin de les </text:span><text:span text:style-name="T14">récupérer</text:span><text:span text:style-name="T13"> a chaque fois que le serveur redémarre </text:span><text:span text:style-name="T5">malheureusement par manque de temps cela n’a pas été fait.</text:span></text:p>
      <text:p text:style-name="P26">De même pour l’interface graph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5:48:58.595331817</meta:creation-date>
    <dc:date>2019-02-18T15:34:27.453685407</dc:date>
    <meta:editing-duration>PT53M56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48" meta:character-count="2756" meta:non-whitespace-character-count="2301"/>
  </office:meta>
</office:document-meta>
</file>